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43.054cm" svg:height="21.569cm" svg:x="5.447cm" svg:y="0.106cm">
            <draw:object draw:notify-on-update-of-ranges="outPut.A1:outPut.A1 outPut.A2:outPut.A368 outPut.B1:outPut.B1 outPut.B2:outPut.B3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roundSteering</text:p>
          </table:table-cell>
          <table:table-cell office:value-type="string" calcext:value-type="string">
            <text:p>slope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201754" calcext:value-type="float">
            <text:p>0.201754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208333" calcext:value-type="float">
            <text:p>0.208333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188264" calcext:value-type="float">
            <text:p>0.188264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139535" calcext:value-type="float">
            <text:p>0.139535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154412" calcext:value-type="float">
            <text:p>0.154412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160839" calcext:value-type="float">
            <text:p>0.160839</text:p>
          </table:table-cell>
        </table:table-row>
        <table:table-row table:style-name="ro1">
          <table:table-cell office:value-type="float" office:value="0.0719785" calcext:value-type="float">
            <text:p>0.0719785</text:p>
          </table:table-cell>
          <table:table-cell office:value-type="float" office:value="0.177632" calcext:value-type="float">
            <text:p>0.177632</text:p>
          </table:table-cell>
        </table:table-row>
        <table:table-row table:style-name="ro1">
          <table:table-cell office:value-type="float" office:value="0.0749791" calcext:value-type="float">
            <text:p>0.0749791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0.149949" calcext:value-type="float">
            <text:p>0.149949</text:p>
          </table:table-cell>
          <table:table-cell office:value-type="float" office:value="0.179931" calcext:value-type="float">
            <text:p>0.179931</text:p>
          </table:table-cell>
        </table:table-row>
        <table:table-row table:style-name="ro1">
          <table:table-cell office:value-type="float" office:value="0.149949" calcext:value-type="float">
            <text:p>0.149949</text:p>
          </table:table-cell>
          <table:table-cell office:value-type="float" office:value="0.221557" calcext:value-type="float">
            <text:p>0.221557</text:p>
          </table:table-cell>
        </table:table-row>
        <table:table-row table:style-name="ro1">
          <table:table-cell office:value-type="float" office:value="0.131955" calcext:value-type="float">
            <text:p>0.131955</text:p>
          </table:table-cell>
          <table:table-cell office:value-type="float" office:value="0.201835" calcext:value-type="float">
            <text:p>0.201835</text:p>
          </table:table-cell>
        </table:table-row>
        <table:table-row table:style-name="ro1">
          <table:table-cell office:value-type="float" office:value="0.0929737" calcext:value-type="float">
            <text:p>0.0929737</text:p>
          </table:table-cell>
          <table:table-cell office:value-type="float" office:value="0.248175" calcext:value-type="float">
            <text:p>0.248175</text:p>
          </table:table-cell>
        </table:table-row>
        <table:table-row table:style-name="ro1">
          <table:table-cell office:value-type="float" office:value="0.0659773" calcext:value-type="float">
            <text:p>0.0659773</text:p>
          </table:table-cell>
          <table:table-cell office:value-type="float" office:value="0.258373" calcext:value-type="float">
            <text:p>0.258373</text:p>
          </table:table-cell>
        </table:table-row>
        <table:table-row table:style-name="ro1"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69845" calcext:value-type="float">
            <text:p>0.056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9791" calcext:value-type="float">
            <text:p>0.0749791</text:p>
          </table:table-cell>
          <table:table-cell office:value-type="float" office:value="0.15655" calcext:value-type="float">
            <text:p>0.15655</text:p>
          </table:table-cell>
        </table:table-row>
        <table:table-row table:style-name="ro1">
          <table:table-cell office:value-type="float" office:value="0.0779797" calcext:value-type="float">
            <text:p>0.0779797</text:p>
          </table:table-cell>
          <table:table-cell office:value-type="float" office:value="0.207865" calcext:value-type="float">
            <text:p>0.207865</text:p>
          </table:table-cell>
        </table:table-row>
        <table:table-row table:style-name="ro1"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79797" calcext:value-type="float">
            <text:p>0.077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1967" calcext:value-type="float">
            <text:p>0.10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396" calcext:value-type="float">
            <text:p>0.1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396" calcext:value-type="float">
            <text:p>0.1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0968" calcext:value-type="float">
            <text:p>0.11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113951" calcext:value-type="float">
            <text:p>-0.113951</text:p>
          </table:table-cell>
          <table:table-cell office:value-type="float" office:value="-0.153465" calcext:value-type="float">
            <text:p>-0.15346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38889" calcext:value-type="float">
            <text:p>-0.138889</text:p>
          </table:table-cell>
        </table:table-row>
        <table:table-row table:style-name="ro1">
          <table:table-cell office:value-type="float" office:value="-0.0179858" calcext:value-type="float">
            <text:p>-0.0179858</text:p>
          </table:table-cell>
          <table:table-cell office:value-type="float" office:value="-0.169014" calcext:value-type="float">
            <text:p>-0.169014</text:p>
          </table:table-cell>
        </table:table-row>
        <table:table-row table:style-name="ro1">
          <table:table-cell office:value-type="float" office:value="-0.0509744" calcext:value-type="float">
            <text:p>-0.0509744</text:p>
          </table:table-cell>
          <table:table-cell office:value-type="float" office:value="-0.183529" calcext:value-type="float">
            <text:p>-0.183529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207392" calcext:value-type="float">
            <text:p>-0.207392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84397" calcext:value-type="float">
            <text:p>-0.18439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99357" calcext:value-type="float">
            <text:p>-0.199357</text:p>
          </table:table-cell>
        </table:table-row>
        <table:table-row table:style-name="ro1">
          <table:table-cell office:value-type="float" office:value="-0.0899643" calcext:value-type="float">
            <text:p>-0.0899643</text:p>
          </table:table-cell>
          <table:table-cell office:value-type="float" office:value="-0.228324" calcext:value-type="float">
            <text:p>-0.228324</text:p>
          </table:table-cell>
        </table:table-row>
        <table:table-row table:style-name="ro1">
          <table:table-cell office:value-type="float" office:value="-0.143948" calcext:value-type="float">
            <text:p>-0.143948</text:p>
          </table:table-cell>
          <table:table-cell office:value-type="float" office:value="-0.253197" calcext:value-type="float">
            <text:p>-0.253197</text:p>
          </table:table-cell>
        </table:table-row>
        <table:table-row table:style-name="ro1">
          <table:table-cell office:value-type="float" office:value="-0.143948" calcext:value-type="float">
            <text:p>-0.143948</text:p>
          </table:table-cell>
          <table:table-cell office:value-type="float" office:value="-0.24307" calcext:value-type="float">
            <text:p>-0.24307</text:p>
          </table:table-cell>
        </table:table-row>
        <table:table-row table:style-name="ro1">
          <table:table-cell office:value-type="float" office:value="-0.18593" calcext:value-type="float">
            <text:p>-0.18593</text:p>
          </table:table-cell>
          <table:table-cell office:value-type="float" office:value="-0.289308" calcext:value-type="float">
            <text:p>-0.289308</text:p>
          </table:table-cell>
        </table:table-row>
        <table:table-row table:style-name="ro1">
          <table:table-cell office:value-type="float" office:value="-0.0899643" calcext:value-type="float">
            <text:p>-0.0899643</text:p>
          </table:table-cell>
          <table:table-cell office:value-type="float" office:value="-0.316667" calcext:value-type="float">
            <text:p>-0.316667</text:p>
          </table:table-cell>
        </table:table-row>
        <table:table-row table:style-name="ro1">
          <table:table-cell office:value-type="float" office:value="-0.0899643" calcext:value-type="float">
            <text:p>-0.0899643</text:p>
          </table:table-cell>
          <table:table-cell office:value-type="float" office:value="-0.32287" calcext:value-type="float">
            <text:p>-0.3228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326733" calcext:value-type="float">
            <text:p>-0.326733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239869" calcext:value-type="float">
            <text:p>-0.0239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694" calcext:value-type="float">
            <text:p>-0.14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46949" calcext:value-type="float">
            <text:p>0.146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19858" calcext:value-type="float">
            <text:p>0.21985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80723" calcext:value-type="float">
            <text:p>0.180723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07071" calcext:value-type="float">
            <text:p>0.207071</text:p>
          </table:table-cell>
        </table:table-row>
        <table:table-row table:style-name="ro1">
          <table:table-cell office:value-type="float" office:value="0.161943" calcext:value-type="float">
            <text:p>0.161943</text:p>
          </table:table-cell>
          <table:table-cell office:value-type="float" office:value="0.207756" calcext:value-type="float">
            <text:p>0.207756</text:p>
          </table:table-cell>
        </table:table-row>
        <table:table-row table:style-name="ro1">
          <table:table-cell office:value-type="float" office:value="0.143957" calcext:value-type="float">
            <text:p>0.143957</text:p>
          </table:table-cell>
          <table:table-cell office:value-type="float" office:value="0.27896" calcext:value-type="float">
            <text:p>0.27896</text:p>
          </table:table-cell>
        </table:table-row>
        <table:table-row table:style-name="ro1">
          <table:table-cell office:value-type="float" office:value="0.0929737" calcext:value-type="float">
            <text:p>0.0929737</text:p>
          </table:table-cell>
          <table:table-cell office:value-type="float" office:value="0.228188" calcext:value-type="float">
            <text:p>0.228188</text:p>
          </table:table-cell>
        </table:table-row>
        <table:table-row table:style-name="ro1">
          <table:table-cell office:value-type="float" office:value="0.0569845" calcext:value-type="float">
            <text:p>0.0569845</text:p>
          </table:table-cell>
          <table:table-cell office:value-type="float" office:value="0.240437" calcext:value-type="float">
            <text:p>0.240437</text:p>
          </table:table-cell>
        </table:table-row>
        <table:table-row table:style-name="ro1">
          <table:table-cell office:value-type="float" office:value="0.0269964" calcext:value-type="float">
            <text:p>0.0269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9946" calcext:value-type="float">
            <text:p>0.0179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99851" calcext:value-type="float">
            <text:p>0.0599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09714" calcext:value-type="float">
            <text:p>0.0809714</text:p>
          </table:table-cell>
          <table:table-cell office:value-type="float" office:value="0.292079" calcext:value-type="float">
            <text:p>0.292079</text:p>
          </table:table-cell>
        </table:table-row>
        <table:table-row table:style-name="ro1">
          <table:table-cell office:value-type="float" office:value="0.0899731" calcext:value-type="float">
            <text:p>0.0899731</text:p>
          </table:table-cell>
          <table:table-cell office:value-type="float" office:value="0.284615" calcext:value-type="float">
            <text:p>0.284615</text:p>
          </table:table-cell>
        </table:table-row>
        <table:table-row table:style-name="ro1">
          <table:table-cell office:value-type="float" office:value="0.206934" calcext:value-type="float">
            <text:p>0.206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6922" calcext:value-type="float">
            <text:p>0.236922</text:p>
          </table:table-cell>
          <table:table-cell office:value-type="float" office:value="0.16763" calcext:value-type="float">
            <text:p>0.16763</text:p>
          </table:table-cell>
        </table:table-row>
        <table:table-row table:style-name="ro1">
          <table:table-cell office:value-type="float" office:value="0.242914" calcext:value-type="float">
            <text:p>0.242914</text:p>
          </table:table-cell>
          <table:table-cell office:value-type="float" office:value="0.240741" calcext:value-type="float">
            <text:p>0.240741</text:p>
          </table:table-cell>
        </table:table-row>
        <table:table-row table:style-name="ro1">
          <table:table-cell office:value-type="float" office:value="0.0959743" calcext:value-type="float">
            <text:p>0.0959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9946" calcext:value-type="float">
            <text:p>0.0179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309091" calcext:value-type="float">
            <text:p>0.309091</text:p>
          </table:table-cell>
        </table:table-row>
        <table:table-row table:style-name="ro1"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09833" calcext:value-type="float">
            <text:p>0.0509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09833" calcext:value-type="float">
            <text:p>0.0509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00058" calcext:value-type="float">
            <text:p>0.0030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9997" calcext:value-type="float">
            <text:p>0.029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18644" calcext:value-type="float">
            <text:p>0.118644</text:p>
          </table:table-cell>
        </table:table-row>
        <table:table-row table:style-name="ro1">
          <table:table-cell office:value-type="float" office:value="0.131955" calcext:value-type="float">
            <text:p>0.131955</text:p>
          </table:table-cell>
          <table:table-cell office:value-type="float" office:value="0.15534" calcext:value-type="float">
            <text:p>0.15534</text:p>
          </table:table-cell>
        </table:table-row>
        <table:table-row table:style-name="ro1">
          <table:table-cell office:value-type="float" office:value="0.251916" calcext:value-type="float">
            <text:p>0.251916</text:p>
          </table:table-cell>
          <table:table-cell office:value-type="float" office:value="0.139175" calcext:value-type="float">
            <text:p>0.139175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157428" calcext:value-type="float">
            <text:p>0.157428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150602" calcext:value-type="float">
            <text:p>0.150602</text:p>
          </table:table-cell>
        </table:table-row>
        <table:table-row table:style-name="ro1">
          <table:table-cell office:value-type="float" office:value="0.185939" calcext:value-type="float">
            <text:p>0.185939</text:p>
          </table:table-cell>
          <table:table-cell office:value-type="float" office:value="0.186603" calcext:value-type="float">
            <text:p>0.186603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93548" calcext:value-type="float">
            <text:p>0.193548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391892" calcext:value-type="float">
            <text:p>-0.391892</text:p>
          </table:table-cell>
        </table:table-row>
        <table:table-row table:style-name="ro1">
          <table:table-cell office:value-type="float" office:value="-0.0359804" calcext:value-type="float">
            <text:p>-0.0359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206934" calcext:value-type="float">
            <text:p>0.206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260909" calcext:value-type="float">
            <text:p>0.260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04958" calcext:value-type="float">
            <text:p>-0.104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203933" calcext:value-type="float">
            <text:p>0.203933</text:p>
          </table:table-cell>
          <table:table-cell office:value-type="float" office:value="0.0965517" calcext:value-type="float">
            <text:p>0.0965517</text:p>
          </table:table-cell>
        </table:table-row>
        <table:table-row table:style-name="ro1">
          <table:table-cell office:value-type="float" office:value="0.200933" calcext:value-type="float">
            <text:p>0.200933</text:p>
          </table:table-cell>
          <table:table-cell office:value-type="float" office:value="0.145078" calcext:value-type="float">
            <text:p>0.145078</text:p>
          </table:table-cell>
        </table:table-row>
        <table:table-row table:style-name="ro1">
          <table:table-cell office:value-type="float" office:value="0.185939" calcext:value-type="float">
            <text:p>0.185939</text:p>
          </table:table-cell>
          <table:table-cell office:value-type="float" office:value="0.134191" calcext:value-type="float">
            <text:p>0.134191</text:p>
          </table:table-cell>
        </table:table-row>
        <table:table-row table:style-name="ro1">
          <table:table-cell office:value-type="float" office:value="0.179937" calcext:value-type="float">
            <text:p>0.179937</text:p>
          </table:table-cell>
          <table:table-cell office:value-type="float" office:value="0.136126" calcext:value-type="float">
            <text:p>0.136126</text:p>
          </table:table-cell>
        </table:table-row>
        <table:table-row table:style-name="ro1">
          <table:table-cell office:value-type="float" office:value="0.221928" calcext:value-type="float">
            <text:p>0.221928</text:p>
          </table:table-cell>
          <table:table-cell office:value-type="float" office:value="0.193548" calcext:value-type="float">
            <text:p>0.193548</text:p>
          </table:table-cell>
        </table:table-row>
        <table:table-row table:style-name="ro1">
          <table:table-cell office:value-type="float" office:value="0.128963" calcext:value-type="float">
            <text:p>0.12896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99234" calcext:value-type="float">
            <text:p>0.199234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203933" calcext:value-type="float">
            <text:p>0.203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29737" calcext:value-type="float">
            <text:p>0.0929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99731" calcext:value-type="float">
            <text:p>0.0899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9779" calcext:value-type="float">
            <text:p>0.0689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39958" calcext:value-type="float">
            <text:p>0.0239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37931" calcext:value-type="float">
            <text:p>-0.37931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419816" calcext:value-type="float">
            <text:p>-0.0419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239869" calcext:value-type="float">
            <text:p>-0.0239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25962" calcext:value-type="float">
            <text:p>0.125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18593" calcext:value-type="float">
            <text:p>-0.18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25962" calcext:value-type="float">
            <text:p>0.125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2962" calcext:value-type="float">
            <text:p>0.122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9887" calcext:value-type="float">
            <text:p>0.0329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239958" calcext:value-type="float">
            <text:p>0.0239958</text:p>
          </table:table-cell>
          <table:table-cell office:value-type="float" office:value="0.160121" calcext:value-type="float">
            <text:p>0.160121</text:p>
          </table:table-cell>
        </table:table-row>
        <table:table-row table:style-name="ro1">
          <table:table-cell office:value-type="float" office:value="0.0239958" calcext:value-type="float">
            <text:p>0.0239958</text:p>
          </table:table-cell>
          <table:table-cell office:value-type="float" office:value="0.0983607" calcext:value-type="float">
            <text:p>0.0983607</text:p>
          </table:table-cell>
        </table:table-row>
        <table:table-row table:style-name="ro1">
          <table:table-cell office:value-type="float" office:value="0.0239958" calcext:value-type="float">
            <text:p>0.0239958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0.0239958" calcext:value-type="float">
            <text:p>0.0239958</text:p>
          </table:table-cell>
          <table:table-cell office:value-type="float" office:value="0.103797" calcext:value-type="float">
            <text:p>0.103797</text:p>
          </table:table-cell>
        </table:table-row>
        <table:table-row table:style-name="ro1">
          <table:table-cell office:value-type="float" office:value="0.0929737" calcext:value-type="float">
            <text:p>0.0929737</text:p>
          </table:table-cell>
          <table:table-cell office:value-type="float" office:value="0.111857" calcext:value-type="float">
            <text:p>0.111857</text:p>
          </table:table-cell>
        </table:table-row>
        <table:table-row table:style-name="ro1">
          <table:table-cell office:value-type="float" office:value="0.0929737" calcext:value-type="float">
            <text:p>0.0929737</text:p>
          </table:table-cell>
          <table:table-cell office:value-type="float" office:value="0.209709" calcext:value-type="float">
            <text:p>0.209709</text:p>
          </table:table-cell>
        </table:table-row>
        <table:table-row table:style-name="ro1">
          <table:table-cell office:value-type="float" office:value="0.0689779" calcext:value-type="float">
            <text:p>0.0689779</text:p>
          </table:table-cell>
          <table:table-cell office:value-type="float" office:value="0.200883" calcext:value-type="float">
            <text:p>0.200883</text:p>
          </table:table-cell>
        </table:table-row>
        <table:table-row table:style-name="ro1">
          <table:table-cell office:value-type="float" office:value="0.0689779" calcext:value-type="float">
            <text:p>0.0689779</text:p>
          </table:table-cell>
          <table:table-cell office:value-type="float" office:value="-0.0940594" calcext:value-type="float">
            <text:p>-0.0940594</text:p>
          </table:table-cell>
        </table:table-row>
        <table:table-row table:style-name="ro1">
          <table:table-cell office:value-type="float" office:value="0.098966" calcext:value-type="float">
            <text:p>0.098966</text:p>
          </table:table-cell>
          <table:table-cell office:value-type="float" office:value="-0.0857143" calcext:value-type="float">
            <text:p>-0.0857143</text:p>
          </table:table-cell>
        </table:table-row>
        <table:table-row table:style-name="ro1">
          <table:table-cell office:value-type="float" office:value="0.098966" calcext:value-type="float">
            <text:p>0.098966</text:p>
          </table:table-cell>
          <table:table-cell office:value-type="float" office:value="-0.0708502" calcext:value-type="float">
            <text:p>-0.0708502</text:p>
          </table:table-cell>
        </table:table-row>
        <table:table-row table:style-name="ro1">
          <table:table-cell office:value-type="float" office:value="0.182938" calcext:value-type="float">
            <text:p>0.182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2926" calcext:value-type="float">
            <text:p>0.212926</text:p>
          </table:table-cell>
          <table:table-cell office:value-type="float" office:value="-0.0459364" calcext:value-type="float">
            <text:p>-0.0459364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-0.0811518" calcext:value-type="float">
            <text:p>-0.0811518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-0.0785714" calcext:value-type="float">
            <text:p>-0.0785714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00334448" calcext:value-type="float">
            <text:p>0.00334448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289256" calcext:value-type="float">
            <text:p>0.289256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2914" calcext:value-type="float">
            <text:p>0.242914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377358" calcext:value-type="float">
            <text:p>0.377358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53975" calcext:value-type="float">
            <text:p>-0.053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88939" calcext:value-type="float">
            <text:p>0.188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504587" calcext:value-type="float">
            <text:p>0.504587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120023" calcext:value-type="float">
            <text:p>0.0120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823529" calcext:value-type="float">
            <text:p>0.0823529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82051" calcext:value-type="float">
            <text:p>0.282051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629856" calcext:value-type="float">
            <text:p>0.0629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269875" calcext:value-type="float">
            <text:p>-0.0269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479916" calcext:value-type="float">
            <text:p>0.0479916</text:p>
          </table:table-cell>
          <table:table-cell office:value-type="float" office:value="0.162667" calcext:value-type="float">
            <text:p>0.162667</text:p>
          </table:table-cell>
        </table:table-row>
        <table:table-row table:style-name="ro1">
          <table:table-cell office:value-type="float" office:value="0.221928" calcext:value-type="float">
            <text:p>0.221928</text:p>
          </table:table-cell>
          <table:table-cell office:value-type="float" office:value="0.237705" calcext:value-type="float">
            <text:p>0.237705</text:p>
          </table:table-cell>
        </table:table-row>
        <table:table-row table:style-name="ro1">
          <table:table-cell office:value-type="float" office:value="0.125962" calcext:value-type="float">
            <text:p>0.125962</text:p>
          </table:table-cell>
          <table:table-cell office:value-type="float" office:value="0.147541" calcext:value-type="float">
            <text:p>0.147541</text:p>
          </table:table-cell>
        </table:table-row>
        <table:table-row table:style-name="ro1">
          <table:table-cell office:value-type="float" office:value="0.00600117" calcext:value-type="float">
            <text:p>0.00600117</text:p>
          </table:table-cell>
          <table:table-cell office:value-type="float" office:value="0.152985" calcext:value-type="float">
            <text:p>0.152985</text:p>
          </table:table-cell>
        </table:table-row>
        <table:table-row table:style-name="ro1">
          <table:table-cell office:value-type="float" office:value="0.233921" calcext:value-type="float">
            <text:p>0.233921</text:p>
          </table:table-cell>
          <table:table-cell office:value-type="float" office:value="0.236246" calcext:value-type="float">
            <text:p>0.236246</text:p>
          </table:table-cell>
        </table:table-row>
        <table:table-row table:style-name="ro1">
          <table:table-cell office:value-type="float" office:value="0.206934" calcext:value-type="float">
            <text:p>0.206934</text:p>
          </table:table-cell>
          <table:table-cell office:value-type="float" office:value="0.189974" calcext:value-type="float">
            <text:p>0.189974</text:p>
          </table:table-cell>
        </table:table-row>
        <table:table-row table:style-name="ro1">
          <table:table-cell office:value-type="float" office:value="0.197932" calcext:value-type="float">
            <text:p>0.197932</text:p>
          </table:table-cell>
          <table:table-cell office:value-type="float" office:value="0.111524" calcext:value-type="float">
            <text:p>0.111524</text:p>
          </table:table-cell>
        </table:table-row>
        <table:table-row table:style-name="ro1">
          <table:table-cell office:value-type="float" office:value="0.164943" calcext:value-type="float">
            <text:p>0.164943</text:p>
          </table:table-cell>
          <table:table-cell office:value-type="float" office:value="0.208791" calcext:value-type="float">
            <text:p>0.208791</text:p>
          </table:table-cell>
        </table:table-row>
        <table:table-row table:style-name="ro1">
          <table:table-cell office:value-type="float" office:value="0.164943" calcext:value-type="float">
            <text:p>0.164943</text:p>
          </table:table-cell>
          <table:table-cell office:value-type="float" office:value="0.183727" calcext:value-type="float">
            <text:p>0.183727</text:p>
          </table:table-cell>
        </table:table-row>
        <table:table-row table:style-name="ro1">
          <table:table-cell office:value-type="float" office:value="0.140956" calcext:value-type="float">
            <text:p>0.140956</text:p>
          </table:table-cell>
          <table:table-cell office:value-type="float" office:value="0.156863" calcext:value-type="float">
            <text:p>0.156863</text:p>
          </table:table-cell>
        </table:table-row>
        <table:table-row table:style-name="ro1">
          <table:table-cell office:value-type="float" office:value="0.0749791" calcext:value-type="float">
            <text:p>0.0749791</text:p>
          </table:table-cell>
          <table:table-cell office:value-type="float" office:value="0.208955" calcext:value-type="float">
            <text:p>0.208955</text:p>
          </table:table-cell>
        </table:table-row>
        <table:table-row table:style-name="ro1"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899731" calcext:value-type="float">
            <text:p>0.0899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5939" calcext:value-type="float">
            <text:p>0.185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6934" calcext:value-type="float">
            <text:p>0.206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3945" calcext:value-type="float">
            <text:p>0.173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39839" calcext:value-type="float">
            <text:p>0.0539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241379" calcext:value-type="float">
            <text:p>-0.241379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23016" calcext:value-type="float">
            <text:p>-0.123016</text:p>
          </table:table-cell>
        </table:table-row>
        <table:table-row table:style-name="ro1">
          <table:table-cell office:value-type="float" office:value="-0.239914" calcext:value-type="float">
            <text:p>-0.239914</text:p>
          </table:table-cell>
          <table:table-cell office:value-type="float" office:value="-0.141593" calcext:value-type="float">
            <text:p>-0.141593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58774" calcext:value-type="float">
            <text:p>-0.15877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76166" calcext:value-type="float">
            <text:p>-0.17616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223235" calcext:value-type="float">
            <text:p>-0.223235</text:p>
          </table:table-cell>
        </table:table-row>
        <table:table-row table:style-name="ro1">
          <table:table-cell office:value-type="float" office:value="-0.137947" calcext:value-type="float">
            <text:p>-0.137947</text:p>
          </table:table-cell>
          <table:table-cell office:value-type="float" office:value="-0.215569" calcext:value-type="float">
            <text:p>-0.215569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203636" calcext:value-type="float">
            <text:p>-0.203636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233677" calcext:value-type="float">
            <text:p>-0.233677</text:p>
          </table:table-cell>
        </table:table-row>
        <table:table-row table:style-name="ro1">
          <table:table-cell office:value-type="float" office:value="-0.152941" calcext:value-type="float">
            <text:p>-0.152941</text:p>
          </table:table-cell>
          <table:table-cell office:value-type="float" office:value="-0.224684" calcext:value-type="float">
            <text:p>-0.224684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296588" calcext:value-type="float">
            <text:p>-0.29658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304054" calcext:value-type="float">
            <text:p>-0.304054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-0.347826" calcext:value-type="float">
            <text:p>-0.347826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-0.470199" calcext:value-type="float">
            <text:p>-0.470199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470588" calcext:value-type="float">
            <text:p>-0.47058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425339" calcext:value-type="float">
            <text:p>-0.425339</text:p>
          </table:table-cell>
        </table:table-row>
        <table:table-row table:style-name="ro1">
          <table:table-cell office:value-type="float" office:value="-0.014994" calcext:value-type="float">
            <text:p>-0.014994</text:p>
          </table:table-cell>
          <table:table-cell office:value-type="float" office:value="-0.391304" calcext:value-type="float">
            <text:p>-0.391304</text:p>
          </table:table-cell>
        </table:table-row>
        <table:table-row table:style-name="ro1">
          <table:table-cell office:value-type="float" office:value="-0.290888" calcext:value-type="float">
            <text:p>-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51145" calcext:value-type="float">
            <text:p>-0.51145</text:p>
          </table:table-cell>
        </table:table-row>
        <table:table-row table:style-name="ro1">
          <table:table-cell office:value-type="float" office:value="-0.104958" calcext:value-type="float">
            <text:p>-0.104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989571" calcext:value-type="float">
            <text:p>-0.0989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-0.0599762" calcext:value-type="float">
            <text:p>-0.0599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120023" calcext:value-type="float">
            <text:p>0.0120023</text:p>
          </table:table-cell>
          <table:table-cell office:value-type="float" office:value="0.136095" calcext:value-type="float">
            <text:p>0.136095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170213" calcext:value-type="float">
            <text:p>0.170213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173529" calcext:value-type="float">
            <text:p>0.173529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67109" calcext:value-type="float">
            <text:p>0.167109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09026" calcext:value-type="float">
            <text:p>0.209026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208678" calcext:value-type="float">
            <text:p>0.208678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191781" calcext:value-type="float">
            <text:p>0.191781</text:p>
          </table:table-cell>
        </table:table-row>
        <table:table-row table:style-name="ro1">
          <table:table-cell office:value-type="float" office:value="0.257917" calcext:value-type="float">
            <text:p>0.257917</text:p>
          </table:table-cell>
          <table:table-cell office:value-type="float" office:value="0.211921" calcext:value-type="float">
            <text:p>0.21192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242236" calcext:value-type="float">
            <text:p>0.242236</text:p>
          </table:table-cell>
        </table:table-row>
        <table:table-row table:style-name="ro1">
          <table:table-cell office:value-type="float" office:value="0.272911" calcext:value-type="float">
            <text:p>0.272911</text:p>
          </table:table-cell>
          <table:table-cell office:value-type="float" office:value="0.244565" calcext:value-type="float">
            <text:p>0.244565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235023" calcext:value-type="float">
            <text:p>0.235023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.265252" calcext:value-type="float">
            <text:p>0.265252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188939" calcext:value-type="float">
            <text:p>0.188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0888" calcext:value-type="float">
            <text:p>0.29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150029" calcext:value-type="float">
            <text:p>0.015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962" calcext:value-type="float">
            <text:p>0.125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7956" calcext:value-type="float">
            <text:p>0.137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7956" calcext:value-type="float">
            <text:p>0.137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4955" calcext:value-type="float">
            <text:p>0.134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3957" calcext:value-type="float">
            <text:p>0.143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59773" calcext:value-type="float">
            <text:p>0.0659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0749791" calcext:value-type="float">
            <text:p>0.0749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2962" calcext:value-type="float">
            <text:p>0.122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5T18:28:00.150078449</dc:date>
    <meta:editing-duration>PT3M51S</meta:editing-duration>
    <meta:editing-cycles>1</meta:editing-cycles>
    <meta:document-statistic meta:table-count="1" meta:cell-count="73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3.055cm" svg:height="21.57cm" xlink:href=".." xlink:type="simple" chart:class="chart:line" chart:style-name="ch1">
        <chart:legend chart:legend-position="end" svg:x="39.409cm" svg:y="10.237cm" style:legend-expansion="high" chart:style-name="ch2"/>
        <chart:plot-area chart:style-name="ch3" table:cell-range-address="outPut.A1:outPut.B368" chart:data-source-has-labels="row" svg:x="0.861cm" svg:y="0.431cm" svg:width="37.687cm" svg:height="20.708cm">
          <chartooo:coordinate-region svg:x="1.694cm" svg:y="0.63cm" svg:width="36.713cm" svg:height="20.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A2:outPut.A368" chart:label-cell-address="outPut.A1:outPut.A1" chart:class="chart:line">
            <chart:data-point chart:repeated="367"/>
          </chart:series>
          <chart:series chart:style-name="ch7" chart:values-cell-range-address="outPut.B2:outPut.B368" chart:label-cell-address="outPut.B1:outPut.B1" chart:class="chart:line">
            <chart:data-point chart:repeated="3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oundSteering</text:p>
                <draw:g>
                  <svg:desc>outPut.A1:outPut.A1</svg:desc>
                </draw:g>
              </table:table-cell>
              <table:table-cell office:value-type="string">
                <text:p>slope</text:p>
                <draw:g>
                  <svg:desc>outPut.B1:outPu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outPut.A2:outPut.A368</svg:desc>
                </draw:g>
              </table:table-cell>
              <table:table-cell office:value-type="float" office:value="0">
                <text:p>0</text:p>
                <draw:g>
                  <svg:desc>outPut.B2:outPut.B3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19785">
                <text:p>0.0719785</text:p>
              </table:table-cell>
              <table:table-cell office:value-type="float" office:value="0.201754">
                <text:p>0.2017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19785">
                <text:p>0.0719785</text:p>
              </table:table-cell>
              <table:table-cell office:value-type="float" office:value="0.208333">
                <text:p>0.208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88264">
                <text:p>0.188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39535">
                <text:p>0.139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54412">
                <text:p>0.1544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60839">
                <text:p>0.1608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19785">
                <text:p>0.0719785</text:p>
              </table:table-cell>
              <table:table-cell office:value-type="float" office:value="0.177632">
                <text:p>0.177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9949">
                <text:p>0.149949</text:p>
              </table:table-cell>
              <table:table-cell office:value-type="float" office:value="0.179931">
                <text:p>0.1799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9949">
                <text:p>0.149949</text:p>
              </table:table-cell>
              <table:table-cell office:value-type="float" office:value="0.221557">
                <text:p>0.2215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1955">
                <text:p>0.131955</text:p>
              </table:table-cell>
              <table:table-cell office:value-type="float" office:value="0.201835">
                <text:p>0.201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48175">
                <text:p>0.248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59773">
                <text:p>0.0659773</text:p>
              </table:table-cell>
              <table:table-cell office:value-type="float" office:value="0.258373">
                <text:p>0.258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69845">
                <text:p>0.056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49791">
                <text:p>0.0749791</text:p>
              </table:table-cell>
              <table:table-cell office:value-type="float" office:value="0.15655">
                <text:p>0.156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79797">
                <text:p>0.0779797</text:p>
              </table:table-cell>
              <table:table-cell office:value-type="float" office:value="0.207865">
                <text:p>0.2078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79797">
                <text:p>0.07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1967">
                <text:p>0.10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396">
                <text:p>0.1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0968">
                <text:p>0.11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396">
                <text:p>0.1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0968">
                <text:p>0.11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0968">
                <text:p>0.11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0968">
                <text:p>0.11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0968">
                <text:p>0.11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0968">
                <text:p>0.11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13951">
                <text:p>-0.113951</text:p>
              </table:table-cell>
              <table:table-cell office:value-type="float" office:value="-0.153465">
                <text:p>-0.1534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">
                <text:p>-0</text:p>
              </table:table-cell>
              <table:table-cell office:value-type="float" office:value="-0.138889">
                <text:p>-0.1388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179858">
                <text:p>-0.0179858</text:p>
              </table:table-cell>
              <table:table-cell office:value-type="float" office:value="-0.169014">
                <text:p>-0.1690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509744">
                <text:p>-0.0509744</text:p>
              </table:table-cell>
              <table:table-cell office:value-type="float" office:value="-0.183529">
                <text:p>-0.1835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">
                <text:p>-0</text:p>
              </table:table-cell>
              <table:table-cell office:value-type="float" office:value="-0.207392">
                <text:p>-0.2073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">
                <text:p>-0</text:p>
              </table:table-cell>
              <table:table-cell office:value-type="float" office:value="-0.184397">
                <text:p>-0.1843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">
                <text:p>-0</text:p>
              </table:table-cell>
              <table:table-cell office:value-type="float" office:value="-0.199357">
                <text:p>-0.1993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899643">
                <text:p>-0.0899643</text:p>
              </table:table-cell>
              <table:table-cell office:value-type="float" office:value="-0.228324">
                <text:p>-0.2283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43948">
                <text:p>-0.143948</text:p>
              </table:table-cell>
              <table:table-cell office:value-type="float" office:value="-0.253197">
                <text:p>-0.2531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43948">
                <text:p>-0.143948</text:p>
              </table:table-cell>
              <table:table-cell office:value-type="float" office:value="-0.24307">
                <text:p>-0.243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8593">
                <text:p>-0.18593</text:p>
              </table:table-cell>
              <table:table-cell office:value-type="float" office:value="-0.289308">
                <text:p>-0.2893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899643">
                <text:p>-0.0899643</text:p>
              </table:table-cell>
              <table:table-cell office:value-type="float" office:value="-0.316667">
                <text:p>-0.31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899643">
                <text:p>-0.0899643</text:p>
              </table:table-cell>
              <table:table-cell office:value-type="float" office:value="-0.32287">
                <text:p>-0.322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">
                <text:p>-0</text:p>
              </table:table-cell>
              <table:table-cell office:value-type="float" office:value="-0.326733">
                <text:p>-0.3267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239869">
                <text:p>-0.0239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4694">
                <text:p>-0.14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6949">
                <text:p>0.146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">
                <text:p>-0</text:p>
              </table:table-cell>
              <table:table-cell office:value-type="float" office:value="0.219858">
                <text:p>0.2198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">
                <text:p>-0</text:p>
              </table:table-cell>
              <table:table-cell office:value-type="float" office:value="0.180723">
                <text:p>0.1807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">
                <text:p>-0</text:p>
              </table:table-cell>
              <table:table-cell office:value-type="float" office:value="0.207071">
                <text:p>0.2070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1943">
                <text:p>0.161943</text:p>
              </table:table-cell>
              <table:table-cell office:value-type="float" office:value="0.207756">
                <text:p>0.2077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3957">
                <text:p>0.143957</text:p>
              </table:table-cell>
              <table:table-cell office:value-type="float" office:value="0.27896">
                <text:p>0.278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28188">
                <text:p>0.228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69845">
                <text:p>0.0569845</text:p>
              </table:table-cell>
              <table:table-cell office:value-type="float" office:value="0.240437">
                <text:p>0.2404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69964">
                <text:p>0.026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79946">
                <text:p>0.0179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99851">
                <text:p>0.0599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09714">
                <text:p>0.0809714</text:p>
              </table:table-cell>
              <table:table-cell office:value-type="float" office:value="0.292079">
                <text:p>0.2920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99731">
                <text:p>0.0899731</text:p>
              </table:table-cell>
              <table:table-cell office:value-type="float" office:value="0.284615">
                <text:p>0.2846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06934">
                <text:p>0.206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6922">
                <text:p>0.236922</text:p>
              </table:table-cell>
              <table:table-cell office:value-type="float" office:value="0.16763">
                <text:p>0.167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42914">
                <text:p>0.242914</text:p>
              </table:table-cell>
              <table:table-cell office:value-type="float" office:value="0.240741">
                <text:p>0.2407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59743">
                <text:p>0.0959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79946">
                <text:p>0.0179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">
                <text:p>-0</text:p>
              </table:table-cell>
              <table:table-cell office:value-type="float" office:value="0.309091">
                <text:p>0.3090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09833">
                <text:p>0.0509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09833">
                <text:p>0.0509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300058">
                <text:p>0.00300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9997">
                <text:p>0.02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">
                <text:p>-0</text:p>
              </table:table-cell>
              <table:table-cell office:value-type="float" office:value="0.118644">
                <text:p>0.1186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31955">
                <text:p>0.131955</text:p>
              </table:table-cell>
              <table:table-cell office:value-type="float" office:value="0.15534">
                <text:p>0.155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51916">
                <text:p>0.251916</text:p>
              </table:table-cell>
              <table:table-cell office:value-type="float" office:value="0.139175">
                <text:p>0.1391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90888">
                <text:p>0.290888</text:p>
              </table:table-cell>
              <table:table-cell office:value-type="float" office:value="0.157428">
                <text:p>0.157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90888">
                <text:p>0.290888</text:p>
              </table:table-cell>
              <table:table-cell office:value-type="float" office:value="0.150602">
                <text:p>0.1506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85939">
                <text:p>0.185939</text:p>
              </table:table-cell>
              <table:table-cell office:value-type="float" office:value="0.186603">
                <text:p>0.1866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">
                <text:p>-0</text:p>
              </table:table-cell>
              <table:table-cell office:value-type="float" office:value="0.193548">
                <text:p>0.1935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">
                <text:p>-0</text:p>
              </table:table-cell>
              <table:table-cell office:value-type="float" office:value="-0.391892">
                <text:p>-0.3918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359804">
                <text:p>-0.0359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06934">
                <text:p>0.206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60909">
                <text:p>0.26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04958">
                <text:p>-0.104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03933">
                <text:p>0.203933</text:p>
              </table:table-cell>
              <table:table-cell office:value-type="float" office:value="0.0965517">
                <text:p>0.09655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00933">
                <text:p>0.200933</text:p>
              </table:table-cell>
              <table:table-cell office:value-type="float" office:value="0.145078">
                <text:p>0.1450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85939">
                <text:p>0.185939</text:p>
              </table:table-cell>
              <table:table-cell office:value-type="float" office:value="0.134191">
                <text:p>0.1341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79937">
                <text:p>0.179937</text:p>
              </table:table-cell>
              <table:table-cell office:value-type="float" office:value="0.136126">
                <text:p>0.1361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21928">
                <text:p>0.221928</text:p>
              </table:table-cell>
              <table:table-cell office:value-type="float" office:value="0.193548">
                <text:p>0.1935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28963">
                <text:p>0.12896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">
                <text:p>-0</text:p>
              </table:table-cell>
              <table:table-cell office:value-type="float" office:value="0.199234">
                <text:p>0.1992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03933">
                <text:p>0.203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929737">
                <text:p>0.0929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899731">
                <text:p>0.0899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89779">
                <text:p>0.0689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39958">
                <text:p>0.023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">
                <text:p>-0</text:p>
              </table:table-cell>
              <table:table-cell office:value-type="float" office:value="-0.37931">
                <text:p>-0.379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419816">
                <text:p>-0.0419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239869">
                <text:p>-0.0239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25962">
                <text:p>0.125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8593">
                <text:p>-0.18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25962">
                <text:p>0.125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22962">
                <text:p>0.122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29887">
                <text:p>0.0329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39958">
                <text:p>0.0239958</text:p>
              </table:table-cell>
              <table:table-cell office:value-type="float" office:value="0.160121">
                <text:p>0.1601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39958">
                <text:p>0.0239958</text:p>
              </table:table-cell>
              <table:table-cell office:value-type="float" office:value="0.0983607">
                <text:p>0.09836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39958">
                <text:p>0.023995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39958">
                <text:p>0.0239958</text:p>
              </table:table-cell>
              <table:table-cell office:value-type="float" office:value="0.103797">
                <text:p>0.1037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929737">
                <text:p>0.0929737</text:p>
              </table:table-cell>
              <table:table-cell office:value-type="float" office:value="0.111857">
                <text:p>0.1118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929737">
                <text:p>0.0929737</text:p>
              </table:table-cell>
              <table:table-cell office:value-type="float" office:value="0.209709">
                <text:p>0.2097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89779">
                <text:p>0.0689779</text:p>
              </table:table-cell>
              <table:table-cell office:value-type="float" office:value="0.200883">
                <text:p>0.2008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689779">
                <text:p>0.0689779</text:p>
              </table:table-cell>
              <table:table-cell office:value-type="float" office:value="-0.0940594">
                <text:p>-0.09405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98966">
                <text:p>0.098966</text:p>
              </table:table-cell>
              <table:table-cell office:value-type="float" office:value="-0.0857143">
                <text:p>-0.08571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98966">
                <text:p>0.098966</text:p>
              </table:table-cell>
              <table:table-cell office:value-type="float" office:value="-0.0708502">
                <text:p>-0.07085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82938">
                <text:p>0.18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2926">
                <text:p>0.212926</text:p>
              </table:table-cell>
              <table:table-cell office:value-type="float" office:value="-0.0459364">
                <text:p>-0.04593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90888">
                <text:p>0.290888</text:p>
              </table:table-cell>
              <table:table-cell office:value-type="float" office:value="-0.0811518">
                <text:p>-0.08115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90888">
                <text:p>0.290888</text:p>
              </table:table-cell>
              <table:table-cell office:value-type="float" office:value="-0.0785714">
                <text:p>-0.07857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90888">
                <text:p>0.290888</text:p>
              </table:table-cell>
              <table:table-cell office:value-type="float" office:value="0.00334448">
                <text:p>0.003344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90888">
                <text:p>0.290888</text:p>
              </table:table-cell>
              <table:table-cell office:value-type="float" office:value="0.289256">
                <text:p>0.2892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42914">
                <text:p>0.24291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">
                <text:p>-0</text:p>
              </table:table-cell>
              <table:table-cell office:value-type="float" office:value="0.377358">
                <text:p>0.3773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53975">
                <text:p>-0.053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88939">
                <text:p>0.188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">
                <text:p>-0</text:p>
              </table:table-cell>
              <table:table-cell office:value-type="float" office:value="0.504587">
                <text:p>0.5045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20023">
                <text:p>0.012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">
                <text:p>-0</text:p>
              </table:table-cell>
              <table:table-cell office:value-type="float" office:value="0.0823529">
                <text:p>0.08235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">
                <text:p>-0</text:p>
              </table:table-cell>
              <table:table-cell office:value-type="float" office:value="0.282051">
                <text:p>0.2820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629856">
                <text:p>0.062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269875">
                <text:p>-0.0269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479916">
                <text:p>0.0479916</text:p>
              </table:table-cell>
              <table:table-cell office:value-type="float" office:value="0.162667">
                <text:p>0.162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21928">
                <text:p>0.221928</text:p>
              </table:table-cell>
              <table:table-cell office:value-type="float" office:value="0.237705">
                <text:p>0.2377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25962">
                <text:p>0.125962</text:p>
              </table:table-cell>
              <table:table-cell office:value-type="float" office:value="0.147541">
                <text:p>0.1475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600117">
                <text:p>0.00600117</text:p>
              </table:table-cell>
              <table:table-cell office:value-type="float" office:value="0.152985">
                <text:p>0.1529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33921">
                <text:p>0.233921</text:p>
              </table:table-cell>
              <table:table-cell office:value-type="float" office:value="0.236246">
                <text:p>0.2362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06934">
                <text:p>0.206934</text:p>
              </table:table-cell>
              <table:table-cell office:value-type="float" office:value="0.189974">
                <text:p>0.1899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97932">
                <text:p>0.197932</text:p>
              </table:table-cell>
              <table:table-cell office:value-type="float" office:value="0.111524">
                <text:p>0.1115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64943">
                <text:p>0.164943</text:p>
              </table:table-cell>
              <table:table-cell office:value-type="float" office:value="0.208791">
                <text:p>0.2087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64943">
                <text:p>0.164943</text:p>
              </table:table-cell>
              <table:table-cell office:value-type="float" office:value="0.183727">
                <text:p>0.1837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40956">
                <text:p>0.140956</text:p>
              </table:table-cell>
              <table:table-cell office:value-type="float" office:value="0.156863">
                <text:p>0.1568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749791">
                <text:p>0.0749791</text:p>
              </table:table-cell>
              <table:table-cell office:value-type="float" office:value="0.208955">
                <text:p>0.2089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50029">
                <text:p>0.015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899731">
                <text:p>0.0899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85939">
                <text:p>0.185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06934">
                <text:p>0.206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73945">
                <text:p>0.17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539839">
                <text:p>0.0539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">
                <text:p>-0</text:p>
              </table:table-cell>
              <table:table-cell office:value-type="float" office:value="-0.241379">
                <text:p>-0.2413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">
                <text:p>-0</text:p>
              </table:table-cell>
              <table:table-cell office:value-type="float" office:value="-0.123016">
                <text:p>-0.1230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239914">
                <text:p>-0.239914</text:p>
              </table:table-cell>
              <table:table-cell office:value-type="float" office:value="-0.141593">
                <text:p>-0.1415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">
                <text:p>-0</text:p>
              </table:table-cell>
              <table:table-cell office:value-type="float" office:value="-0.158774">
                <text:p>-0.1587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">
                <text:p>-0</text:p>
              </table:table-cell>
              <table:table-cell office:value-type="float" office:value="-0.176166">
                <text:p>-0.1761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">
                <text:p>-0</text:p>
              </table:table-cell>
              <table:table-cell office:value-type="float" office:value="-0.223235">
                <text:p>-0.2232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137947">
                <text:p>-0.137947</text:p>
              </table:table-cell>
              <table:table-cell office:value-type="float" office:value="-0.215569">
                <text:p>-0.2155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">
                <text:p>-0</text:p>
              </table:table-cell>
              <table:table-cell office:value-type="float" office:value="-0.203636">
                <text:p>-0.2036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">
                <text:p>-0</text:p>
              </table:table-cell>
              <table:table-cell office:value-type="float" office:value="-0.233677">
                <text:p>-0.2336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152941">
                <text:p>-0.152941</text:p>
              </table:table-cell>
              <table:table-cell office:value-type="float" office:value="-0.224684">
                <text:p>-0.2246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">
                <text:p>-0</text:p>
              </table:table-cell>
              <table:table-cell office:value-type="float" office:value="-0.296588">
                <text:p>-0.2965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">
                <text:p>-0</text:p>
              </table:table-cell>
              <table:table-cell office:value-type="float" office:value="-0.304054">
                <text:p>-0.3040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347826">
                <text:p>-0.3478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290888">
                <text:p>-0.290888</text:p>
              </table:table-cell>
              <table:table-cell office:value-type="float" office:value="-0.470199">
                <text:p>-0.4701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">
                <text:p>-0</text:p>
              </table:table-cell>
              <table:table-cell office:value-type="float" office:value="-0.470588">
                <text:p>-0.4705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">
                <text:p>-0</text:p>
              </table:table-cell>
              <table:table-cell office:value-type="float" office:value="-0.425339">
                <text:p>-0.4253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14994">
                <text:p>-0.014994</text:p>
              </table:table-cell>
              <table:table-cell office:value-type="float" office:value="-0.391304">
                <text:p>-0.3913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290888">
                <text:p>-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">
                <text:p>-0</text:p>
              </table:table-cell>
              <table:table-cell office:value-type="float" office:value="-0.51145">
                <text:p>-0.511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104958">
                <text:p>-0.104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989571">
                <text:p>-0.0989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599762">
                <text:p>-0.0599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120023">
                <text:p>0.0120023</text:p>
              </table:table-cell>
              <table:table-cell office:value-type="float" office:value="0.136095">
                <text:p>0.1360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90888">
                <text:p>0.290888</text:p>
              </table:table-cell>
              <table:table-cell office:value-type="float" office:value="0.170213">
                <text:p>0.1702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90888">
                <text:p>0.290888</text:p>
              </table:table-cell>
              <table:table-cell office:value-type="float" office:value="0.173529">
                <text:p>0.1735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">
                <text:p>-0</text:p>
              </table:table-cell>
              <table:table-cell office:value-type="float" office:value="0.167109">
                <text:p>0.1671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">
                <text:p>-0</text:p>
              </table:table-cell>
              <table:table-cell office:value-type="float" office:value="0.209026">
                <text:p>0.2090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90888">
                <text:p>0.290888</text:p>
              </table:table-cell>
              <table:table-cell office:value-type="float" office:value="0.208678">
                <text:p>0.2086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90888">
                <text:p>0.290888</text:p>
              </table:table-cell>
              <table:table-cell office:value-type="float" office:value="0.191781">
                <text:p>0.1917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57917">
                <text:p>0.257917</text:p>
              </table:table-cell>
              <table:table-cell office:value-type="float" office:value="0.211921">
                <text:p>0.2119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">
                <text:p>-0</text:p>
              </table:table-cell>
              <table:table-cell office:value-type="float" office:value="0.242236">
                <text:p>0.2422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72911">
                <text:p>0.272911</text:p>
              </table:table-cell>
              <table:table-cell office:value-type="float" office:value="0.244565">
                <text:p>0.2445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90888">
                <text:p>0.290888</text:p>
              </table:table-cell>
              <table:table-cell office:value-type="float" office:value="0.235023">
                <text:p>0.2350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90888">
                <text:p>0.290888</text:p>
              </table:table-cell>
              <table:table-cell office:value-type="float" office:value="0.265252">
                <text:p>0.26525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88939">
                <text:p>0.188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90888">
                <text:p>0.29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50029">
                <text:p>0.0150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25962">
                <text:p>0.125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37956">
                <text:p>0.137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37956">
                <text:p>0.137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34955">
                <text:p>0.134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43957">
                <text:p>0.1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659773">
                <text:p>0.065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749791">
                <text:p>0.074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22962">
                <text:p>0.122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